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8.31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 группа days &gt; 3</text:p>
          </table:table-cell>
          <table:table-cell office:value-type="string" calcext:value-type="string">
            <text:p>2 группа days &gt; 3</text:p>
          </table:table-cell>
          <table:table-cell table:style-name="ce1" office:value-type="string" calcext:value-type="string">
            <text:p>2 группа days &gt; 3 с учетом lost</text:p>
          </table:table-cell>
          <table:table-cell table:number-columns-repeated="2"/>
        </table:table-row>
        <table:table-row table:style-name="ro2">
          <table:table-cell table:style-name="ce2" office:value-type="float" office:value="147541950" calcext:value-type="float">
            <text:p>147 541 950</text:p>
          </table:table-cell>
          <table:table-cell table:style-name="ce2" office:value-type="float" office:value="717910410" calcext:value-type="float">
            <text:p>717 910 410</text:p>
          </table:table-cell>
          <table:table-cell table:style-name="ce2" office:value-type="float" office:value="177686850" calcext:value-type="float">
            <text:p>177 686 850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1 группа days &gt; 5</text:p>
          </table:table-cell>
          <table:table-cell office:value-type="string" calcext:value-type="string">
            <text:p>2 группа days &gt; 5</text:p>
          </table:table-cell>
          <table:table-cell table:style-name="ce1" office:value-type="string" calcext:value-type="string">
            <text:p>2 группа days &gt; 5 с учетом lost</text:p>
          </table:table-cell>
          <table:table-cell table:number-columns-repeated="2"/>
        </table:table-row>
        <table:table-row table:style-name="ro2">
          <table:table-cell table:style-name="ce2" office:value-type="float" office:value="128057970" calcext:value-type="float">
            <text:p>128 057 970</text:p>
          </table:table-cell>
          <table:table-cell table:style-name="ce2" office:value-type="float" office:value="586633620" calcext:value-type="float">
            <text:p>586 633 620</text:p>
          </table:table-cell>
          <table:table-cell table:style-name="ce2" office:value-type="float" office:value="150956250" calcext:value-type="float">
            <text:p>150 956 250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количество пользователей купивших в 3 месяце первый раз и купивших в 4 месяце второй раз</text:p>
          </table:table-cell>
          <table:table-cell office:value-type="string" calcext:value-type="string">
            <text:p>количество пользователей купивших в 3 месяце первый раз и не купивших более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Default" office:value-type="float" office:value="1301" calcext:value-type="float">
            <text:p>1301</text:p>
          </table:table-cell>
          <table:table-cell table:style-name="Default" office:value-type="float" office:value="27184" calcext:value-type="float">
            <text:p>27184</text:p>
          </table:table-cell>
          <table:table-cell table:style-name="ce5" table:formula="of:=[.A9]/[.B9]" office:value-type="percentage" office:value="0.0478590347263096" calcext:value-type="percentage">
            <text:p>4,79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количество пользователей купивших в 3 месяце первый раз и купивших до 5 месяца еще 2 раза</text:p>
          </table:table-cell>
          <table:table-cell office:value-type="string" calcext:value-type="string">
            <text:p>количество пользователей купивших со 2 месяца по 3 два раза и не купивших более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Default" office:value-type="float" office:value="666" calcext:value-type="float">
            <text:p>666</text:p>
          </table:table-cell>
          <table:table-cell table:style-name="Default" office:value-type="float" office:value="1733" calcext:value-type="float">
            <text:p>1733</text:p>
          </table:table-cell>
          <table:table-cell table:style-name="ce5" table:formula="of:=[.A11]/[.B11]" office:value-type="percentage" office:value="0.384304673975765" calcext:value-type="percentage">
            <text:p>38,43%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сумма чека пользователей купивших в 4 месяце 1 раз</text:p>
          </table:table-cell>
          <table:table-cell office:value-type="string" calcext:value-type="string">
            <text:p>Прогноз на 5 месяц</text:p>
          </table:table-cell>
          <table:table-cell table:style-name="ce1" office:value-type="string" calcext:value-type="string">
            <text:p>Общий прогноз на 5 месяц</text:p>
          </table:table-cell>
          <table:table-cell table:style-name="ce1" office:value-type="string" calcext:value-type="string">
            <text:p>Реальные значения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table:style-name="ce2" office:value-type="float" office:value="84261234.3999871" calcext:value-type="float">
            <text:p>84 261 234</text:p>
          </table:table-cell>
          <table:table-cell table:style-name="ce2" table:formula="of:=[.A14]*[.C9]" office:value-type="float" office:value="4032661.34323069" calcext:value-type="float">
            <text:p>4 032 661</text:p>
          </table:table-cell>
          <table:table-cell table:style-name="ce2" table:formula="of:=[.A5]+[.C5]+[.B14]+[.B16]" office:value-type="float" office:value="288695928.430247" calcext:value-type="float">
            <text:p>288 695 928</text:p>
          </table:table-cell>
          <table:table-cell table:style-name="ce2" office:value-type="float" office:value="217075552.400013" calcext:value-type="float">
            <text:p>217 075 552</text:p>
          </table:table-cell>
          <table:table-cell table:style-name="ce5" table:formula="of:=[.D14]/[.C14]" office:value-type="percentage" office:value="0.751917609577446" calcext:value-type="percentage">
            <text:p>75,19%</text:p>
          </table:table-cell>
        </table:table-row>
        <table:table-row table:style-name="ro4">
          <table:table-cell office:value-type="string" calcext:value-type="string">
            <text:p>сумма чека пользователей купивших в 4 месяце 2 раза</text:p>
          </table:table-cell>
          <table:table-cell office:value-type="string" calcext:value-type="string">
            <text:p>Прогноз на 5 месяц</text:p>
          </table:table-cell>
          <table:table-cell table:number-columns-repeated="3"/>
        </table:table-row>
        <table:table-row table:style-name="ro2">
          <table:table-cell table:style-name="ce2" office:value-type="float" office:value="14699397.2999999" calcext:value-type="float">
            <text:p>14 699 397</text:p>
          </table:table-cell>
          <table:table-cell table:style-name="ce2" table:formula="of:=[.A16]*[.C11]" office:value-type="float" office:value="5649047.0870167" calcext:value-type="float">
            <text:p>5 649 0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.00.0000</text:date>, <text:time style:data-style-name="N2" text:time-value="09:44:41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10-24T11:34:34.288000000</dc:date>
    <meta:editing-duration>PT43M51S</meta:editing-duration>
    <meta:editing-cycles>3</meta:editing-cycles>
    <meta:document-statistic meta:table-count="1" meta:cell-count="38" meta:object-count="0"/>
  </office:meta>
</office:document-meta>
</file>